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M Mono 10" svg:font-family="'LM Mono 10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LM Mono 10" officeooo:rsid="00087ab4" officeooo:paragraph-rsid="00087ab4"/>
    </style:style>
    <style:style style:name="P2" style:family="paragraph" style:parent-style-name="Standard">
      <style:text-properties style:font-name="LM Mono 10" fo:font-size="10pt" officeooo:rsid="00087ab4" officeooo:paragraph-rsid="00087ab4" style:font-size-asian="10pt" style:font-size-complex="10pt"/>
    </style:style>
    <style:style style:name="P3" style:family="paragraph" style:parent-style-name="Standard">
      <style:text-properties style:font-name="LM Mono 10" fo:font-size="10pt" fo:font-weight="bold" officeooo:rsid="00087ab4" officeooo:paragraph-rsid="00087ab4" style:font-size-asian="10pt" style:font-weight-asian="bold" style:font-size-complex="10pt" style:font-weight-complex="bold"/>
    </style:style>
    <style:style style:name="P4" style:family="paragraph" style:parent-style-name="Standard">
      <style:text-properties style:font-name="LM Mono 10" fo:font-weight="bold" officeooo:rsid="00087ab4" officeooo:paragraph-rsid="00087ab4" style:font-weight-asian="bold" style:font-weight-complex="bold"/>
    </style:style>
    <style:style style:name="P5" style:family="paragraph" style:parent-style-name="Footer">
      <style:paragraph-properties fo:text-align="start" style:justify-single-word="false"/>
      <style:text-properties style:font-name="LM Mono 10" fo:font-size="10pt" fo:background-color="#ffffff" style:font-size-asian="10pt" style:font-size-complex="10pt"/>
    </style:style>
    <style:style style:name="P6" style:family="paragraph" style:parent-style-name="Footer">
      <style:paragraph-properties fo:text-align="end" style:justify-single-word="false"/>
      <style:text-properties style:font-name="LM Mono 10" fo:font-size="10pt" fo:background-color="#ffffff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officeooo:rsid="000a61c7"/>
    </style:style>
    <style:style style:name="T3" style:family="text">
      <style:text-properties officeooo:rsid="000c514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>SOURCE CODE</text:p>
      <text:p text:style-name="P4"/>
      <text:p text:style-name="P1">;<text:span text:style-name="T1">;; NAME: Teddy (Edward) Segal</text:span></text:p>
      <text:p text:style-name="P2">;;; File: integrate.lisp</text:p>
      <text:p text:style-name="P2">;;; DATE: 10/27/16</text:p>
      <text:p text:style-name="P2"/>
      <text:p text:style-name="P2">;;;========================================================</text:p>
      <text:p text:style-name="P2">;;; INTEGRATE</text:p>
      <text:p text:style-name="P2"/>
      <text:p text:style-name="P2">(defun integrate (F V &amp;optional lo hi)</text:p>
      <text:p text:style-name="P2"><text:s text:c="2"/>"Returns integral of function"</text:p>
      <text:p text:style-name="P2"><text:s text:c="2"/>(def-integral (indef-integral F V) V lo hi))</text:p>
      <text:p text:style-name="P2"/>
      <text:p text:style-name="P2">(defun indef-integral(F V)</text:p>
      <text:p text:style-name="P2"><text:s text:c="2"/>"Returns indefinite integral of function"</text:p>
      <text:p text:style-name="P2"><text:s text:c="2"/>(labels ((indef-integral-aux (F V)</text:p>
      <text:p text:style-name="P2"><text:tab/> <text:s text:c="4"/>(cond ((number-p F) (make-product F V))</text:p>
      <text:p text:style-name="P2"><text:tab/><text:tab/> <text:s text:c="2"/>((variable-p F) (make-product 1/2 (make-power F 2)))</text:p>
      <text:p text:style-name="P2"><text:tab/><text:tab/> <text:s text:c="2"/>((negative-p F) (make-negative (integrate (make-negative F) V)))</text:p>
      <text:p text:style-name="P2"><text:tab/><text:tab/> <text:s text:c="2"/>((variable-p F) (integrate (make-power F 1) V))</text:p>
      <text:p text:style-name="P2"><text:tab/><text:tab/> <text:s text:c="2"/>((sum-p F)(make-sum (integrate (sum-operand-1 F) V)</text:p>
      <text:p text:style-name="P2"><text:tab/><text:tab/><text:tab/><text:tab/> <text:s text:c="8"/>(integrate (sum-operand-2 F) V)))</text:p>
      <text:p text:style-name="P2"><text:tab/><text:tab/> <text:s text:c="2"/>((difference-p F) (make-difference (integrate (difference-operand-1 F) V)</text:p>
      <text:p text:style-name="P2"><text:tab/><text:tab/><text:tab/><text:tab/><text:tab/><text:tab/> <text:s text:c="10"/>(integrate (difference-operand-2 F) V)))</text:p>
      <text:p text:style-name="P2"><text:tab/><text:tab/> <text:s text:c="2"/>((and (power-p F)</text:p>
      <text:p text:style-name="P2"><text:tab/><text:tab/><text:tab/> (not (= (power-operand-2 F) -1))) (make-quotient (make-power V (make-sum <text:tab/><text:tab/><text:tab/><text:tab/><text:tab/><text:tab/><text:tab/><text:tab/><text:tab/><text:tab/><text:tab/> <text:s text:c="2"/>(power-operand-2 F) 1))</text:p>
      <text:p text:style-name="P2"><text:tab/><text:tab/><text:tab/><text:tab/><text:tab/><text:tab/><text:tab/><text:tab/> <text:s text:c="5"/>(make-sum (power-operand-2 F) 1)))</text:p>
      <text:p text:style-name="P2"><text:tab/><text:tab/> <text:s text:c="2"/>((and (power-p F)</text:p>
      <text:p text:style-name="P2"><text:tab/><text:tab/><text:tab/> (equal (power-operand-2 F) -1) (make-log (power-operand-1 F)))))))</text:p>
      <text:p text:style-name="P2"><text:s text:c="4"/>(cond ((not (variable-p V)) nil)</text:p>
      <text:p text:style-name="P2"><text:tab/> <text:s/>((nested-negative-p F) (indef-integral-aux (make-negative-simplified F) V))</text:p>
      <text:p text:style-name="P2"><text:tab/> <text:s/>(t (indef-integral-aux F V)))))</text:p>
      <text:p text:style-name="P2"/>
      <text:p text:style-name="P2">(defun def-integral(F V lo hi)</text:p>
      <text:p text:style-name="P2"><text:s text:c="2"/>"Returns definite integral of function"</text:p>
      <text:p text:style-name="P2"><text:s text:c="2"/>(if (not (and (number-p lo)</text:p>
      <text:p text:style-name="P2"><text:tab/><text:tab/>(number-p hi)))</text:p>
      <text:p text:style-name="P2"><text:s text:c="6"/>F</text:p>
      <text:p text:style-name="P2"><text:s text:c="4"/>(eval (make-difference (my-replace V hi F)</text:p>
      <text:p text:style-name="P2"><text:tab/><text:tab/><text:tab/> <text:s text:c="6"/>(my-replace V lo F)))))</text:p>
      <text:p text:style-name="P2"/>
      <text:p text:style-name="P2">(defun my-replace(e1 e2 L)</text:p>
      <text:p text:style-name="P2"><text:s text:c="2"/>"Replace e1 with e2 to help with def-integral"</text:p>
      <text:p text:style-name="P2"><text:soft-page-break/><text:s text:c="2"/>(labels ((my-replace-aux (e1 e2 L)</text:p>
      <text:p text:style-name="P2"><text:tab/> <text:s text:c="4"/>(cond ((endp L) nil)</text:p>
      <text:p text:style-name="P2"><text:tab/><text:tab/> <text:s text:c="2"/>((equal (first L) e1) (cons e2 (my-replace e1 e2 (rest L))))</text:p>
      <text:p text:style-name="P2"><text:tab/><text:tab/> <text:s text:c="2"/>((listp (first L)) (cons (my-replace e1 e2 (first L))</text:p>
      <text:p text:style-name="P2"><text:tab/><text:tab/><text:tab/><text:tab/><text:tab/> <text:s text:c="7"/>(my-replace e1 e2 (rest L))))</text:p>
      <text:p text:style-name="P2"><text:tab/><text:tab/> <text:s text:c="2"/>(t (cons (first L) (my-replace e1 e2 (rest L)))))))</text:p>
      <text:p text:style-name="P2"><text:s text:c="4"/>(cond ((variable-p L) (first (my-replace-aux e1 e2 (list L))))</text:p>
      <text:p text:style-name="P2"><text:tab/> <text:s text:c="2"/>(t (my-replace-aux e1 e2 L)))))</text:p>
      <text:p text:style-name="P2"/>
      <text:p text:style-name="P2">;;;========================================================</text:p>
      <text:p text:style-name="P2">;;;SYMBOLS</text:p>
      <text:p text:style-name="P2">(defconstant variable-symbols '(U V W X Y Z))</text:p>
      <text:p text:style-name="P2">(defconstant negative-symbol '-)</text:p>
      <text:p text:style-name="P2">(defconstant sum-symbol '+)</text:p>
      <text:p text:style-name="P2">(defconstant difference-symbol '-)</text:p>
      <text:p text:style-name="P2">(defconstant product-symbol '*)</text:p>
      <text:p text:style-name="P2">(defconstant quotient-symbol '/)</text:p>
      <text:p text:style-name="P2">(defconstant power-symbol 'expt)</text:p>
      <text:p text:style-name="P2">(defconstant log-symbol 'log)</text:p>
      <text:p text:style-name="P2"/>
      <text:p text:style-name="P2">;;;========================================================</text:p>
      <text:p text:style-name="P2">;;;SELECTORS -- OPERATORS</text:p>
      <text:p text:style-name="P2">(defun negative-operator (F) (first F))</text:p>
      <text:p text:style-name="P2">(defun sum-operator (F) (first F))</text:p>
      <text:p text:style-name="P2">(defun difference-operator (F) (first F))</text:p>
      <text:p text:style-name="P2">(defun product-operator (F) (first F))</text:p>
      <text:p text:style-name="P2">(defun quotient-operator (F) (first F))</text:p>
      <text:p text:style-name="P2">(defun power-operator (F) (first F))</text:p>
      <text:p text:style-name="P2"/>
      <text:p text:style-name="P2">;;;SELECTORS -- OPERANDS</text:p>
      <text:p text:style-name="P2"/>
      <text:p text:style-name="P2">(defun negative-operand (F) (second F))</text:p>
      <text:p text:style-name="P2">(defun sum-operand-1 (F) (second F))</text:p>
      <text:p text:style-name="P2">(defun sum-operand-2 (F) (third F))</text:p>
      <text:p text:style-name="P2">(defun difference-operand-1 (F) (second F))</text:p>
      <text:p text:style-name="P2">(defun difference-operand-2 (F) (third F))</text:p>
      <text:p text:style-name="P2">(defun product-operand-1 (F) (second F))</text:p>
      <text:p text:style-name="P2">(defun product-operand-2 (F) (third F))</text:p>
      <text:p text:style-name="P2">(defun quotient-operand-1 (F) (second F))</text:p>
      <text:p text:style-name="P2">(defun quotient-operand-2 (F) (third F))</text:p>
      <text:p text:style-name="P2">(defun power-operand-1 (F) (second F))</text:p>
      <text:p text:style-name="P2">(defun power-operand-2 (F) (third F))</text:p>
      <text:p text:style-name="P2"/>
      <text:p text:style-name="P2">;;;========================================================</text:p>
      <text:p text:style-name="P2">;;;PREDICATES</text:p>
      <text:p text:style-name="P2"/>
      <text:p text:style-name="P2"><text:soft-page-break/>(defun variable-p (F)</text:p>
      <text:p text:style-name="P2"><text:s text:c="2"/>"T if F is a variable"</text:p>
      <text:p text:style-name="P2"><text:s text:c="2"/>(member F variable-symbols))</text:p>
      <text:p text:style-name="P2"/>
      <text:p text:style-name="P2">(defun number-p (F)</text:p>
      <text:p text:style-name="P2"><text:s text:c="2"/>"T if F is a number"</text:p>
      <text:p text:style-name="P2"><text:s text:c="2"/>(numberp F))</text:p>
      <text:p text:style-name="P2"/>
      <text:p text:style-name="P2">(defun negative-p (F)</text:p>
      <text:p text:style-name="P2"><text:s text:c="2"/>"T if F is negative"</text:p>
      <text:p text:style-name="P2"><text:s text:c="2"/>(cond ((and (number-p F) (&lt; F 0)) t) <text:s text:c="20"/>;;if input is a number less than 0,</text:p>
      <text:p text:style-name="P2"><text:tab/>((number-p F) nil)</text:p>
      <text:p text:style-name="P2"><text:tab/>((variable-p F) nil)</text:p>
      <text:p text:style-name="P2"><text:tab/>((difference-p F) nil)</text:p>
      <text:p text:style-name="P2"><text:tab/>((and (equal (negative-operator F) negative-symbol) ;;if the operator is '-'</text:p>
      <text:p text:style-name="P2"><text:tab/> <text:s text:c="5"/>(not (equal (negative-operand F) negative-symbol))) t))) ;;<text:span text:style-name="T2">b</text:span>ut not nested-negative</text:p>
      <text:p text:style-name="P2"/>
      <text:p text:style-name="P2">(defun nested-negative-p (F)</text:p>
      <text:p text:style-name="P2"><text:s text:c="2"/>"T if F has more than 1 negative operator"</text:p>
      <text:p text:style-name="P2"><text:s text:c="2"/>(labels ((nested-negative-p-aux (F L)</text:p>
      <text:p text:style-name="P2"><text:tab/> <text:s text:c="4"/>(cond ((endp F) (= (length L) 1))</text:p>
      <text:p text:style-name="P2"><text:tab/><text:tab/> <text:s text:c="2"/>((equal (first F) negative-symbol) (nested-negative-p-aux (rest F) L)) ;;if the First is '-' ...</text:p>
      <text:p text:style-name="P2"><text:tab/><text:tab/> <text:s text:c="2"/>(t (nested-negative-p-aux (rest F) (cons (first F) L)))))) <text:s/>;;return t and cdr</text:p>
      <text:p text:style-name="P2"><text:s text:c="4"/>(cond ((number-p F) nil)</text:p>
      <text:p text:style-name="P2"><text:tab/> <text:s/>((variable-p F) nil)</text:p>
      <text:p text:style-name="P2"><text:tab/> <text:s/>((negative-p F) nil)</text:p>
      <text:p text:style-name="P2"><text:tab/> <text:s/>((difference-p F) nil)</text:p>
      <text:p text:style-name="P2"><text:tab/> <text:s/>((not (listp F)) nil)</text:p>
      <text:p text:style-name="P2"><text:tab/> <text:s/>(t (nested-negative-p-aux F '())))))</text:p>
      <text:p text:style-name="P2"/>
      <text:p text:style-name="P2">(defun sum-p (F)</text:p>
      <text:p text:style-name="P2"><text:s text:c="2"/>"T if F is a sum function"</text:p>
      <text:p text:style-name="P2"><text:s text:c="2"/>(cond ((number-p F) nil)</text:p>
      <text:p text:style-name="P2"><text:tab/>((variable-p F) nil)</text:p>
      <text:p text:style-name="P2"><text:tab/>((and (equal (sum-operator F) sum-symbol) <text:s/>;; if the operator is the sum symbol</text:p>
      <text:p text:style-name="P2"><text:tab/> <text:s text:c="5"/>(sum-operand-1 F) <text:s text:c="19"/>;; the first operand will be sum-operand-1</text:p>
      <text:p text:style-name="P2"><text:tab/> <text:s text:c="5"/>(sum-operand-2 F)) t))) <text:s text:c="13"/>;; the second operand will be sum-operand 2</text:p>
      <text:p text:style-name="P2"/>
      <text:p text:style-name="P2">(defun difference-p (F)</text:p>
      <text:p text:style-name="P2"><text:s text:c="2"/>"T if F is a difference function"</text:p>
      <text:p text:style-name="P2"><text:s text:c="2"/>(cond ((number-p F) nil) <text:s/>;; logic similar to sum-p</text:p>
      <text:p text:style-name="P2"><text:tab/>((variable-p F) nil)</text:p>
      <text:p text:style-name="P2"><text:tab/>((and (equal (difference-operator F) difference-symbol)</text:p>
      <text:p text:style-name="P2"><text:tab/> <text:s text:c="5"/>(not (equal (difference-operand-1 F) difference-symbol))</text:p>
      <text:p text:style-name="P2"><text:tab/> <text:s text:c="5"/>(difference-operand-2 F)) t)))</text:p>
      <text:p text:style-name="P2"><text:soft-page-break/></text:p>
      <text:p text:style-name="P2">(defun power-p (F)</text:p>
      <text:p text:style-name="P2"><text:s text:c="2"/>"T if F is an exponent function"</text:p>
      <text:p text:style-name="P2"><text:s text:c="2"/>(cond ((number-p F) nil)</text:p>
      <text:p text:style-name="P2"><text:tab/>((variable-p F) nil)</text:p>
      <text:p text:style-name="P2"><text:tab/>((and (equal (power-operator F) power-symbol) <text:s/>;; if operator is the power-symbol</text:p>
      <text:p text:style-name="P2"><text:tab/> <text:s text:c="5"/>(variable-p (power-operand-1 F)) <text:s text:c="8"/>;; the next 2 args are operands</text:p>
      <text:p text:style-name="P2"><text:tab/> <text:s text:c="5"/>(number-p (power-operand-2 F))) t)))</text:p>
      <text:p text:style-name="P2"/>
      <text:p text:style-name="P2">;;;========================================================</text:p>
      <text:p text:style-name="P2">;;;CONSTRUCTORS</text:p>
      <text:p text:style-name="P2"/>
      <text:p text:style-name="P2">(defun make-variable (V)</text:p>
      <text:p text:style-name="P2"><text:s/>"Function seems 'trivial,' but is included for the completeness o<text:span text:style-name="T3">f</text:span> the abstraction"</text:p>
      <text:p text:style-name="P2"><text:s text:c="2"/>V)</text:p>
      <text:p text:style-name="P2"/>
      <text:p text:style-name="P2">(defun make-negative (F)</text:p>
      <text:p text:style-name="P2"><text:s text:c="2"/>"Makes the negative of arg"</text:p>
      <text:p text:style-name="P2"><text:s text:c="2"/>(labels ((make-negative-aux (F)</text:p>
      <text:p text:style-name="P2"><text:tab/> <text:s text:c="4"/>(cond ((number-p F) (* -1 F))</text:p>
      <text:p text:style-name="P2"><text:tab/><text:tab/> <text:s text:c="2"/>((negative-p F) (negative-operand F))</text:p>
      <text:p text:style-name="P2"><text:tab/><text:tab/> <text:s text:c="2"/>(t (list negative-symbol F)))))</text:p>
      <text:p text:style-name="P2"><text:s text:c="4"/>(cond ((nested-negative-p F) (make-negative-aux (make-negative-simplified F)))</text:p>
      <text:p text:style-name="P2"><text:tab/> <text:s/>(t (make-negative-aux f)))))</text:p>
      <text:p text:style-name="P2"/>
      <text:p text:style-name="P2">(defun make-negative-simplified (F)</text:p>
      <text:p text:style-name="P2"><text:s text:c="2"/>"Simplify negative"</text:p>
      <text:p text:style-name="P2"><text:s text:c="2"/>(labels ((make-negative-simplified-aux (F)</text:p>
      <text:p text:style-name="P2"><text:tab/> <text:s text:c="4"/>(cond ((equal (mod (length F) 2) 0) (list negative-symbol (first (last F))))</text:p>
      <text:p text:style-name="P2"><text:tab/><text:tab/> <text:s text:c="2"/>(t (first (last F))))))</text:p>
      <text:p text:style-name="P2"><text:s text:c="4"/>(cond ((nested-negative-p F) (make-negative-simplified-aux F))</text:p>
      <text:p text:style-name="P2"><text:tab/> <text:s/>((negative-p F) F))))</text:p>
      <text:p text:style-name="P2"/>
      <text:p text:style-name="P2"/>
      <text:p text:style-name="P2">(defun make-sum (F G)</text:p>
      <text:p text:style-name="P2"><text:s text:c="2"/>"Makes sum of args"</text:p>
      <text:p text:style-name="P2"><text:s text:c="2"/>(cond ((equal F 0) G) <text:s text:c="26"/>;; G + 0 = G</text:p>
      <text:p text:style-name="P2"><text:tab/>((equal G 0) F) <text:s text:c="26"/>;; F + 0 = F</text:p>
      <text:p text:style-name="P2"><text:tab/>((equal F (make-negative G)) 0) <text:s text:c="10"/>;; X + (-X) = 0</text:p>
      <text:p text:style-name="P2"><text:tab/>((and (number-p F) (number-p G)) (+ F G)) ;; if they are numbers, add them</text:p>
      <text:p text:style-name="P2"><text:tab/>(t (list sum-symbol F G))))</text:p>
      <text:p text:style-name="P2"/>
      <text:p text:style-name="P2">(defun make-difference (F G)</text:p>
      <text:p text:style-name="P2"><text:s text:c="2"/>"Makes difference of args"</text:p>
      <text:p text:style-name="P2"><text:s text:c="2"/>(cond ((equal F 0) G)</text:p>
      <text:p text:style-name="P2"><text:tab/>((equal G 0) F)</text:p>
      <text:p text:style-name="P2"><text:soft-page-break/><text:tab/>((equal F G) 0)</text:p>
      <text:p text:style-name="P2"><text:tab/>((and (number-p F) (number-p G)) (- F G))</text:p>
      <text:p text:style-name="P2"><text:tab/>((equal F (make-negative G)) (make-sum F (make-negative G))) ;; X - (-X) = X + (-(-X))</text:p>
      <text:p text:style-name="P2"><text:tab/>(t (list difference-symbol F G))))</text:p>
      <text:p text:style-name="P2"/>
      <text:p text:style-name="P2">(defun make-product(F G)</text:p>
      <text:p text:style-name="P2"><text:s text:c="2"/>"Makes product of args"</text:p>
      <text:p text:style-name="P2"><text:s text:c="2"/>(cond ((or (equal F 0) <text:s text:c="7"/>;; X * 1 = X</text:p>
      <text:p text:style-name="P2"><text:tab/> <text:s text:c="4"/>(equal G 0)) 0)</text:p>
      <text:p text:style-name="P2"><text:tab/>((equal F 1) G)</text:p>
      <text:p text:style-name="P2"><text:tab/>((equal G 1) F)</text:p>
      <text:p text:style-name="P2"><text:tab/>((equal F -1) (make-negative G)) ;; X * -1 = -X</text:p>
      <text:p text:style-name="P2"><text:tab/>((equal G -1) (make-negative F))</text:p>
      <text:p text:style-name="P2"><text:tab/>((and (negative-p F)</text:p>
      <text:p text:style-name="P2"><text:tab/> <text:s text:c="5"/>(negative-p G)) (make-product (make-negative F) (make-negative G))) ;; -1 * -1 = 1</text:p>
      <text:p text:style-name="P2"><text:tab/>((and (number-p F) (number-p G)) (* F G)) <text:s/>;; not a special case</text:p>
      <text:p text:style-name="P2"><text:tab/>(t (list product-symbol F G))))</text:p>
      <text:p text:style-name="P2"/>
      <text:p text:style-name="P2">(defun make-quotient (F G)</text:p>
      <text:p text:style-name="P2"><text:s text:c="2"/>"Makes quotient of args"</text:p>
      <text:p text:style-name="P2"><text:s text:c="2"/>(cond ((equal F 0) 0)</text:p>
      <text:p text:style-name="P2"><text:tab/>((equal G 0) nil)</text:p>
      <text:p text:style-name="P2"><text:tab/>((equal F G) 1)</text:p>
      <text:p text:style-name="P2"><text:tab/>((and (number-p F) (number-p G)) (/ F G)) <text:s/>;; not a special case</text:p>
      <text:p text:style-name="P2"><text:tab/>(t (list quotient-symbol F G))))</text:p>
      <text:p text:style-name="P2"/>
      <text:p text:style-name="P2">(defun make-log (V)</text:p>
      <text:p text:style-name="P2"><text:s text:c="2"/>"Makes log of arg"</text:p>
      <text:p text:style-name="P2"><text:s text:c="2"/>(cond ((variable-p V) (list log-symbol V))))</text:p>
      <text:p text:style-name="P2"/>
      <text:p text:style-name="P2"/>
      <text:p text:style-name="P2">(defun make-power (V N)</text:p>
      <text:p text:style-name="P2"><text:s text:c="2"/>"Makes V to Nth power"</text:p>
      <text:p text:style-name="P2"><text:s text:c="2"/>(cond ((and (variable-p V)</text:p>
      <text:p text:style-name="P2"><text:tab/> <text:s text:c="5"/>(number-p N)) (list power-symbol V N))))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OUTPUT</text:p>
      <text:p text:style-name="P2"/>
      <text:p text:style-name="P2">%%% This file has been annotated. All annotations begin with %%%</text:p>
      <text:p text:style-name="P2"/>
      <text:p text:style-name="P2">%%% NAME: Teddy (Edward) Segal</text:p>
      <text:p text:style-name="P2">%%% File: CSC_345_Project_1_Final_Output</text:p>
      <text:p text:style-name="P2">%%% DATE: 10/27/16</text:p>
      <text:p text:style-name="P2"/>
      <text:p text:style-name="P2"/>
      <text:p text:style-name="P2">&gt; CL-USER&gt; (integrate '1 'x)<text:tab/><text:tab/><text:tab/><text:tab/><text:tab/><text:tab/>%%% TEST 1</text:p>
      <text:p text:style-name="P2">X</text:p>
      <text:p text:style-name="P2"/>
      <text:p text:style-name="P2">CL-USER&gt; (integrate '1 'y 1 4)<text:tab/><text:tab/><text:tab/><text:tab/><text:tab/><text:tab/>%%% TEST 2</text:p>
      <text:p text:style-name="P2">3</text:p>
      <text:p text:style-name="P2"/>
      <text:p text:style-name="P2">CL-USER&gt; (integrate 'z 'z)<text:tab/><text:tab/><text:tab/><text:tab/><text:tab/><text:tab/><text:tab/>%%% TEST 3</text:p>
      <text:p text:style-name="P2">(* 1/2 (EXPT Z 2))</text:p>
      <text:p text:style-name="P2"/>
      <text:p text:style-name="P2">CL-USER&gt; (integrate '(+ x 0) 'x)<text:tab/><text:tab/><text:tab/><text:tab/><text:tab/><text:tab/>%%% TEST 4</text:p>
      <text:p text:style-name="P2">(* 1/2 (EXPT X 2))</text:p>
      <text:p text:style-name="P2"/>
      <text:p text:style-name="P2">CL-USER&gt; (integrate '(- x) 'x 1 3)<text:tab/><text:tab/><text:tab/><text:tab/><text:tab/>%%% TEST 5</text:p>
      <text:p text:style-name="P2">-4</text:p>
      <text:p text:style-name="P2"/>
      <text:p text:style-name="P2">CL-USER&gt; (integrate '(- - x) 'x) 1 4<text:tab/><text:tab/><text:tab/><text:tab/><text:tab/>%%% TEST 6</text:p>
      <text:p text:style-name="P2">4</text:p>
      <text:p text:style-name="P2"/>
      <text:p text:style-name="P2">CL-USER&gt; (integrate '(- x) 'x)<text:tab/><text:tab/><text:tab/><text:tab/><text:tab/><text:tab/>%%% TEST 7</text:p>
      <text:p text:style-name="P2">(- (* 1/2 (EXPT X 2)))</text:p>
      <text:p text:style-name="P2"/>
      <text:p text:style-name="P2">CL-USER&gt; (integrate '(- - x) 'x)<text:tab/><text:tab/><text:tab/><text:tab/><text:tab/><text:tab/>%%% TEST 8</text:p>
      <text:p text:style-name="P2">(* 1/2 (EXPT X 2))</text:p>
      <text:p text:style-name="P2"/>
      <text:p text:style-name="P2">CL-USER&gt; (integrate '(- - - x) 'x)<text:tab/><text:tab/><text:tab/><text:tab/><text:tab/>%%% TEST 9</text:p>
      <text:p text:style-name="P2">(- (* 1/2 (EXPT X 2)))</text:p>
      <text:p text:style-name="P2"/>
      <text:p text:style-name="P2">CL-USER&gt; (integrate '(+ x (- x)) 'x)<text:tab/><text:tab/><text:tab/><text:tab/><text:tab/>%%% TEST 10</text:p>
      <text:p text:style-name="P2">0</text:p>
      <text:p text:style-name="P2"/>
      <text:p text:style-name="P2">CL-USER&gt; (integrate '(- (+ (- - x) x)) 'x 1 4)<text:tab/><text:tab/><text:tab/><text:tab/>%%% TEST 11</text:p>
      <text:p text:style-name="P2">-15</text:p>
      <text:p text:style-name="P2"/>
      <text:p text:style-name="P2">CL-USER&gt; (integrate '(+ (+ (- - x) (+ x 3)) 2) 'x 2 6)<text:tab/><text:tab/><text:tab/>%%% TEST 12</text:p>
      <text:p text:style-name="P2">52</text:p>
      <text:p text:style-name="P2"/>
      <text:p text:style-name="P2">CL-USER&gt; (integrate '(- x (expt x 3)) 'x)<text:tab/><text:tab/><text:tab/><text:tab/>%%% TEST 13</text:p>
      <text:p text:style-name="P2"><text:soft-page-break/>(- (* 1/2 (EXPT X 2)) (/ (EXPT X 4) 4))</text:p>
      <text:p text:style-name="P2"/>
      <text:p text:style-name="P2">CL-USER&gt; (integrate '(-x (expt x 3)) 'x 2 5)<text:tab/><text:tab/><text:tab/><text:tab/>%%% TEST 14</text:p>
      <text:p text:style-name="P2">0</text:p>
      <text:p text:style-name="P2"/>
      <text:p text:style-name="P2">CL-USER&gt; (integrate '(+ (+ x (- - - x)) (expt x 3)) 'x)<text:tab/><text:tab/>%%% TEST 15</text:p>
      <text:p text:style-name="P2">(/ (EXPT X 4) 4)</text:p>
      <text:p text:style-name="P2"/>
      <text:p text:style-name="P2">CL-USER&gt; (integrate '(+ (- x (- x)) (expt x 3)) 'x 2 3)<text:tab/><text:tab/>%%% TEST 16</text:p>
      <text:p text:style-name="P2">85/4</text:p>
      <text:p text:style-name="P2"/>
      <text:p text:style-name="P2">CL-USER&gt; (integrate '(expt x -1) 'x)<text:tab/><text:tab/><text:tab/><text:tab/><text:tab/>%%% TEST 17</text:p>
      <text:p text:style-name="P2">(LOG X)</text:p>
      <text:p text:style-name="P2"/>
      <text:p text:style-name="P2">CL-USER&gt; (integrate '(expt x -1) 'x 3 45)<text:tab/><text:tab/><text:tab/><text:tab/>%%% TEST 18</text:p>
      <text:p text:style-name="P2">2.7080503</text:p>
      <text:p text:style-name="P2"/>
      <text:p text:style-name="P2">CL-USER&gt; (integrate '(+ (+ x (- 5 x)) (expt x -1)) 'x)<text:tab/><text:tab/><text:tab/>%%% TEST 19</text:p>
      <text:p text:style-name="P2">(+ (+ (* 1/2 (EXPT X 2)) (- (* 5 X) (* 1/2 (EXPT X 2)))) (LOG X))</text:p>
      <text:p text:style-name="P2"/>
      <text:p text:style-name="P2">CL-USER&gt; (integrate '(+ (+ x (- 5 x)) (expt x -1)) 'x 5 217)<text:tab/><text:tab/>%%% TEST 20</text:p>
      <text:p text:style-name="P2">1063.7704<text:tab/><text:tab/><text:tab/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BUG REPORT</text:p>
      <text:p text:style-name="P2"/>
      <text:p text:style-name="P2">;;; NAME: Teddy (Edward) Segal</text:p>
      <text:p text:style-name="P2">;;; File: CSC_345_Project_1_Bug_Report</text:p>
      <text:p text:style-name="P2">;;; DATE: 10/27/16</text:p>
      <text:p text:style-name="P2"/>
      <text:p text:style-name="P2">There are no known bug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TECHNICAL INFORMATION</text:p>
      <text:p text:style-name="P2"/>
      <text:p text:style-name="P2">;;; NAME: Teddy (Edward) Segal</text:p>
      <text:p text:style-name="P2">;;; PROJECT: CSC_345_Project_1_Integration_In_Lisp</text:p>
      <text:p text:style-name="P2">;;; DATE: 10/27/16</text:p>
      <text:p text:style-name="P2"/>
      <text:p text:style-name="P2">All files can be found on Taz at: /home/es813217/CSC_345/Project1</text:p>
      <text:p text:style-name="P2"/>
      <text:p text:style-name="P2">Files included are:</text:p>
      <text:p text:style-name="P2"><text:s text:c="3"/>- CSC_345_Project1.lisp</text:p>
      <text:p text:style-name="P2"><text:s text:c="3"/>- CSC_345_Project1_Final_Output</text:p>
      <text:p text:style-name="P2"><text:s text:c="3"/>- Bug_Report</text:p>
      <text:p text:style-name="P2"><text:s text:c="3"/>- Technical_Information</text:p>
      <text:p text:style-name="P2"/>
      <text:p text:style-name="P2">To run, open CSC_345_Project1.lisp in emacs, open an instance of SLIME with the F9 hotkey, load each function with F10, then call a loaded function in SLIME providing the necessary argument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M Mono 10" svg:font-family="'LM Mono 10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style:font-name="LM Mono 10" fo:font-size="10pt" fo:background-color="#ffffff" style:font-size-asian="10pt" style:font-size-complex="10pt"/>
    </style:style>
    <style:style style:name="MP2" style:family="paragraph" style:parent-style-name="Footer">
      <style:paragraph-properties fo:text-align="end" style:justify-single-word="false"/>
      <style:text-properties style:font-name="LM Mono 10" fo:font-size="10pt" fo:background-color="#ffffff" style:font-size-asian="10pt" style:font-size-complex="10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</office:automatic-styles>
  <office:master-styles>
    <style:master-page style:name="Standard" style:page-layout-name="Mpm1">
      <style:footer>
        <text:p text:style-name="MP1"><text:date style:data-style-name="N37" text:date-value="2016-10-27T02:04:45.376977128" text:fixed="true">10/27/16</text:date></text:p>
        <text:p text:style-name="MP1"><text:time style:data-style-name="N43" text:time-value="2016-10-27T02:04:53.702067760" text:fixed="true">02:04:54 AM</text:time></text:p>
        <text:p text:style-name="MP2"><text:page-number text:select-page="current">9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7T02:01:50.483662977</meta:creation-date>
    <dc:date>2016-10-27T02:24:53.890151804</dc:date>
    <meta:editing-duration>PT23M2S</meta:editing-duration>
    <meta:editing-cycles>7</meta:editing-cycles>
    <meta:generator>LibreOffice/4.4.7.2$Linux_X86_64 LibreOffice_project/40m0$Build-2</meta:generator>
    <meta:document-statistic meta:table-count="0" meta:image-count="0" meta:object-count="0" meta:page-count="9" meta:paragraph-count="249" meta:word-count="1389" meta:character-count="9416" meta:non-whitespace-character-count="7620"/>
  </office:meta>
</office:document-meta>
</file>